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4" style:family="paragraph" style:parent-style-name="Standard">
      <style:text-properties fo:font-weight="normal" officeooo:rsid="00141183" officeooo:paragraph-rsid="00141183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P8" style:family="paragraph" style:parent-style-name="Table_20_Contents">
      <style:text-properties officeooo:rsid="0002c5b6" officeooo:paragraph-rsid="0002c5b6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color="#800000" officeooo:rsid="0002c5b6" officeooo:paragraph-rsid="0002c5b6"/>
    </style:style>
    <style:style style:name="P11" style:family="paragraph" style:parent-style-name="Table_20_Contents">
      <style:text-properties officeooo:rsid="0003a43f" officeooo:paragraph-rsid="0003a43f"/>
    </style:style>
    <style:style style:name="P12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13" style:family="paragraph" style:parent-style-name="Standard" style:list-style-name="L1">
      <style:text-properties officeooo:rsid="00058272" officeooo:paragraph-rsid="00058272"/>
    </style:style>
    <style:style style:name="P14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c1f8" officeooo:paragraph-rsid="000cc1f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f4a1" officeooo:paragraph-rsid="0015f4a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5f4a1" officeooo:paragraph-rsid="0016c72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6c72a" officeooo:paragraph-rsid="0016c72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81fcb" officeooo:paragraph-rsid="00181fc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81fcb" officeooo:paragraph-rsid="001c956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81fcb" officeooo:paragraph-rsid="001e1d9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e1d94" officeooo:paragraph-rsid="001e1d9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fe88e" officeooo:paragraph-rsid="001fe88e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150f78" officeooo:paragraph-rsid="00150f78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6c72a" officeooo:paragraph-rsid="0016c72a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181fcb" officeooo:paragraph-rsid="001e1d94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fe88e" officeooo:paragraph-rsid="001fe88e" style:font-weight-asian="bold" style:font-weight-complex="bold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style:style style:name="T4" style:family="text">
      <style:text-properties officeooo:rsid="00118683"/>
    </style:style>
    <style:style style:name="T5" style:family="text">
      <style:text-properties officeooo:rsid="0016c72a"/>
    </style:style>
    <style:style style:name="T6" style:family="text">
      <style:text-properties officeooo:rsid="001762d1"/>
    </style:style>
    <style:style style:name="T7" style:family="text">
      <style:text-properties officeooo:rsid="0019dfb7"/>
    </style:style>
    <style:style style:name="T8" style:family="text">
      <style:text-properties officeooo:rsid="001e1d94"/>
    </style:style>
    <style:style style:name="T9" style:family="text">
      <style:text-properties officeooo:rsid="001e72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Модель</text:p>
          </table:table-cell>
          <table:table-cell table:style-name="Table1.A1" office:value-type="string">
            <text:p text:style-name="P9">Базовый набор данных</text:p>
          </table:table-cell>
          <table:table-cell table:style-name="Table1.C1" office:value-type="string">
            <text:p text:style-name="P9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8">Logistic regression</text:p>
          </table:table-cell>
          <table:table-cell table:style-name="Table1.A2" office:value-type="string">
            <text:p text:style-name="P8">0.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8">Naive Bayes</text:p>
          </table:table-cell>
          <table:table-cell table:style-name="Table1.A2" office:value-type="string">
            <text:p text:style-name="P8">0.510815200630504</text:p>
          </table:table-cell>
          <table:table-cell table:style-name="Table1.C2" office:value-type="string">
            <text:p text:style-name="P11">0.5092326442130921</text:p>
          </table:table-cell>
        </table:table-row>
        <table:table-row>
          <table:table-cell table:style-name="Table1.A2" office:value-type="string">
            <text:p text:style-name="P8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Decision tree</text:p>
          </table:table-cell>
          <table:table-cell table:style-name="Table1.A2" office:value-type="string">
            <text:p text:style-name="P10">0.5452480651651401</text:p>
          </table:table-cell>
          <table:table-cell table:style-name="Table1.C2" office:value-type="string">
            <text:p text:style-name="P11">0.5445427393157953</text:p>
          </table:table-cell>
        </table:table-row>
        <table:table-row>
          <table:table-cell table:style-name="Table1.A2" office:value-type="string">
            <text:p text:style-name="P8">Extra tree</text:p>
          </table:table-cell>
          <table:table-cell table:style-name="Table1.A2" office:value-type="string">
            <text:p text:style-name="P8">0.5357585874359339</text:p>
          </table:table-cell>
          <table:table-cell table:style-name="Table1.C2" office:value-type="string">
            <text:p text:style-name="P11">0.5381408007306865</text:p>
          </table:table-cell>
        </table:table-row>
        <table:table-row>
          <table:table-cell table:style-name="Table1.A2" office:value-type="string">
            <text:p text:style-name="P8">Ada boost</text:p>
          </table:table-cell>
          <table:table-cell table:style-name="Table1.A2" office:value-type="string">
            <text:p text:style-name="P8">0.504198530455598</text:p>
          </table:table-cell>
          <table:table-cell table:style-name="Table1.C2" office:value-type="string">
            <text:p text:style-name="P11">0.5039981516699853</text:p>
          </table:table-cell>
        </table:table-row>
        <table:table-row>
          <table:table-cell table:style-name="Table1.A2" office:value-type="string">
            <text:p text:style-name="P8">Bagging</text:p>
          </table:table-cell>
          <table:table-cell table:style-name="Table1.A2" office:value-type="string">
            <text:p text:style-name="P8">0.5088243155261625</text:p>
          </table:table-cell>
          <table:table-cell table:style-name="Table1.C2" office:value-type="string">
            <text:p text:style-name="P11">0.5188897509953317</text:p>
          </table:table-cell>
        </table:table-row>
        <table:table-row>
          <table:table-cell table:style-name="Table1.A2" office:value-type="string">
            <text:p text:style-name="P8">Extra trees</text:p>
          </table:table-cell>
          <table:table-cell table:style-name="Table1.A2" office:value-type="string">
            <text:p text:style-name="P8">0.5122065194511481</text:p>
          </table:table-cell>
          <table:table-cell table:style-name="Table1.C2" office:value-type="string">
            <text:p text:style-name="P11">0.5136876795492223</text:p>
          </table:table-cell>
        </table:table-row>
        <table:table-row>
          <table:table-cell table:style-name="Table1.A2" office:value-type="string">
            <text:p text:style-name="P8">Gradient boosting</text:p>
          </table:table-cell>
          <table:table-cell table:style-name="Table1.A2" office:value-type="string">
            <text:p text:style-name="P8">0.5021234476040357</text:p>
          </table:table-cell>
          <table:table-cell table:style-name="Table1.C2" office:value-type="string">
            <text:p text:style-name="P11">0.5033741274242446</text:p>
          </table:table-cell>
        </table:table-row>
        <table:table-row>
          <table:table-cell table:style-name="Table1.A2" office:value-type="string">
            <text:p text:style-name="P8">Random forest</text:p>
          </table:table-cell>
          <table:table-cell table:style-name="Table1.A2" office:value-type="string">
            <text:p text:style-name="P8">0.5099147742570284</text:p>
          </table:table-cell>
          <table:table-cell table:style-name="Table1.C2" office:value-type="string">
            <text:p text:style-name="P11">0.5091651411967429</text:p>
          </table:table-cell>
        </table:table-row>
      </table:table>
      <text:p text:style-name="P1"/>
      <text:list xml:id="list1012217462015473148" text:style-name="L1">
        <text:list-item>
          <text:p text:style-name="P13">Удалены признаки-константы</text:p>
        </text:list-item>
        <text:list-item>
          <text:p text:style-name="P13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2">Анализ данных</text:p>
      <text:p text:style-name="P3">Тренировочный набор содержит 76020 записей.</text:p>
      <text:p text:style-name="P3">Тестовый набор содержит 75818 записей.</text:p>
      <text:p text:style-name="P3">Данные содержат 370 признаков.</text:p>
      <text:p text:style-name="P3">Из них бинарных: 66</text:p>
      <text:p text:style-name="P3">Из них количественных: 111</text:p>
      <text:p text:style-name="P3">Из них номинальных: 193</text:p>
      <text:p text:style-name="P3"/>
      <text:p text:style-name="P4"><text:s text:c="3"/>TARGET <text:s/>Percentage</text:p>
      <text:p text:style-name="P4">0 <text:s text:c="2"/>73012 <text:s text:c="4"/>96.043147</text:p>
      <text:p text:style-name="P4">1 <text:s text:c="3"/>3008 <text:s text:c="5"/>3.956853</text:p>
      <text:p text:style-name="P4"/>
      <text:p text:style-name="P4">Несбалансированные данные</text:p>
      <text:p text:style-name="P4"/>
      <text:p text:style-name="P5">Предобработка данных</text:p>
      <text:list xml:id="list7071903947761536017" text:style-name="L2">
        <text:list-item>
          <text:p text:style-name="P14">Избавиться от переменных-констант</text:p>
        </text:list-item>
      </text:list>
      <text:p text:style-name="P6"><text:tab/><text:tab/><text:span text:style-name="T4">Число признаков перед удалением признаков-констант: 370</text:span></text:p>
      <text:p text:style-name="P7"><text:tab/><text:tab/>34 переменных-констант в тренировочном наборе</text:p>
      <text:p text:style-name="P7"><text:tab/><text:tab/>Число признаков после удаления признаков-констант: 336</text:p>
      <text:list xml:id="list95943466702763" text:continue-numbering="true" text:style-name="L2">
        <text:list-item>
          <text:p text:style-name="P14">Избавиться от повторяющихся переменных</text:p>
        </text:list-item>
      </text:list>
      <text:p text:style-name="P7"><text:tab/><text:tab/>Число признаков перед удалением одинаковых признаков: 336</text:p>
      <text:p text:style-name="P7"><text:tab/><text:tab/>29 пар одинаковых признаков в тренировочном наборе</text:p>
      <text:p text:style-name="P7"><text:tab/><text:tab/>Число признаков после удаления одинаковых признаков: 307</text:p>
      <text:list xml:id="list95942163822761" text:continue-numbering="true" text:style-name="L2">
        <text:list-item>
          <text:p text:style-name="P14">Избавиться от «выбросов»</text:p>
        </text:list-item>
        <text:list-item>
          <text:p text:style-name="P14">Нормализовать данные</text:p>
        </text:list-item>
      </text:list>
      <text:p text:style-name="P15"/>
      <text:p text:style-name="P15">Описание признаков<text:line-break/></text:p>
      <text:p text:style-name="P24">num_var4</text:p>
      <text:p text:style-name="P16">count <text:s text:c="7"/>76020</text:p>
      <text:p text:style-name="P16">min <text:s text:c="10"/>0</text:p>
      <text:p text:style-name="P16">25% <text:s text:c="9"/>0</text:p>
      <text:p text:style-name="P16">50% <text:s text:c="9"/>1</text:p>
      <text:p text:style-name="P16">75% <text:s text:c="9"/>1</text:p>
      <text:p text:style-name="P16">max <text:s text:c="10"/>7</text:p>
      <text:p text:style-name="P16"/>
      <text:p text:style-name="P16">Самое распространенное значение — 1. «Счастливым» клиентам соответствует 1, «несчастливым» - 0.</text:p>
      <text:p text:style-name="P16"><text:s/></text:p>
      <text:p text:style-name="P17">Согласно оценке важности признаков на основе Random Forest, наибольшее значение имеют следующие признаки: var38, var15, <text:span text:style-name="T5">saldo_medio_var5_ult3, <text:s/>saldo_medio_var5_hace3, num_var45_ult3.</text:span></text:p>
      <text:p text:style-name="P17"/>
      <text:p text:style-name="P25">var38</text:p>
      <text:p text:style-name="P18">count <text:s text:c="4"/>76020</text:p>
      <text:p text:style-name="P18">mean <text:s text:c="4"/>117235.8</text:p>
      <text:p text:style-name="P18">std <text:s text:c="8"/>182664.6</text:p>
      <text:p text:style-name="P18">min <text:s text:c="7"/>516.3750</text:p>
      <text:p text:style-name="P18">25% <text:s text:c="6"/>67870.61</text:p>
      <text:p text:style-name="P18">50% <text:s text:c="6"/>106409.2</text:p>
      <text:p text:style-name="P18">75% <text:s text:c="6"/>118756.3</text:p>
      <text:p text:style-name="P18">max <text:s text:c="7"/>2203474<text:span text:style-name="T6">0</text:span></text:p>
      <text:p text:style-name="P19"><text:soft-page-break/>Для «несчастливых» клиентов</text:p>
      <text:p text:style-name="P19">count <text:s text:c="4"/>3008</text:p>
      <text:p text:style-name="P19">mean <text:s text:c="4"/>99678.28</text:p>
      <text:p text:style-name="P19">std <text:s text:c="8"/>106309.8</text:p>
      <text:p text:style-name="P19">min <text:s text:c="6"/>11136.63</text:p>
      <text:p text:style-name="P19">25% <text:s text:c="5"/>57160.94</text:p>
      <text:p text:style-name="P19">50% <text:s text:c="5"/>86219.97</text:p>
      <text:p text:style-name="P19">75% <text:s text:c="5"/>117311</text:p>
      <text:p text:style-name="P19">max <text:s text:c="6"/>3988595</text:p>
      <text:p text:style-name="P19"/>
      <text:p text:style-name="P20">Распределение признака <text:span text:style-name="T7">var38 отличается от нормального. Прологорифмировав признак, получим среднее значение — 11.672584. </text:span></text:p>
      <text:p text:style-name="P21"><text:span text:style-name="T7">Самое распространенное значение 117310.979016. При этом среднее значение остальных записей 117217.533308, что очень близко к самому часто встречающемуся. После удаления самого распространенного значения распределение становится нормальным. Таким образом, признак var38 можно разделить: var38_mc (когда значение равно самому распространенному) и var38_log (прологорифмированные значения, когда var38_mc = 0).</text:span></text:p>
      <text:p text:style-name="P21"/>
      <text:p text:style-name="P26"><text:span text:style-name="T8">var15</text:span></text:p>
      <text:p text:style-name="P21"><text:span text:style-name="T8">count <text:s text:c="3"/>76020</text:span></text:p>
      <text:p text:style-name="P22">mean <text:s text:c="4"/>33.212865</text:p>
      <text:p text:style-name="P22">std <text:s text:c="8"/>12.956486</text:p>
      <text:p text:style-name="P22">min <text:s text:c="7"/>5</text:p>
      <text:p text:style-name="P22">25% <text:s text:c="6"/>23</text:p>
      <text:p text:style-name="P22">50% <text:s text:c="6"/>28</text:p>
      <text:p text:style-name="P22">75% <text:s text:c="6"/>40</text:p>
      <text:p text:style-name="P22">max <text:s text:c="7"/>105</text:p>
      <text:p text:style-name="P22"/>
      <text:p text:style-name="P22">Скорее всего, <text:span text:style-name="T9">var15 является возрастом клиентов и имеет распределение, отличающееся от нормального. «Несчастливые» клиенты старше «счастливых». </text:span></text:p>
      <text:p text:style-name="P22"/>
      <text:p text:style-name="P27">saldo_var30</text:p>
      <text:p text:style-name="P23">count <text:s text:c="3"/>7.602000e+04</text:p>
      <text:p text:style-name="P23">mean <text:s text:c="4"/>1.367967e+04</text:p>
      <text:p text:style-name="P23">std <text:s text:c="5"/>6.301408e+04</text:p>
      <text:p text:style-name="P23">min <text:s text:c="4"/>-4.942260e+03</text:p>
      <text:p text:style-name="P23">25% <text:s text:c="5"/>0.000000e+00</text:p>
      <text:p text:style-name="P23">50% <text:s text:c="5"/>3.000000e+00</text:p>
      <text:p text:style-name="P23">75% <text:s text:c="5"/>2.359950e+02</text:p>
      <text:p text:style-name="P23">max <text:s text:c="5"/>3.458077e+06</text:p>
      <text:p text:style-name="P23"/>
      <text:p text:style-name="P23">Между значением переменной saldo_var30 и степению «счастливости» клиентов также есть зависимо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20T09:59:41.377561000</dc:date>
    <meta:editing-duration>P3DT6H20M21S</meta:editing-duration>
    <meta:editing-cycles>9</meta:editing-cycles>
    <meta:generator>LibreOffice/5.1.0.3$MacOSX_X86_64 LibreOffice_project/5e3e00a007d9b3b6efb6797a8b8e57b51ab1f737</meta:generator>
    <meta:document-statistic meta:table-count="1" meta:image-count="0" meta:object-count="0" meta:page-count="3" meta:paragraph-count="110" meta:word-count="360" meta:character-count="3168" meta:non-whitespace-character-count="2657"/>
  </office:meta>
</office:document-meta>
</file>